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rrors" style:family="table">
      <style:table-properties style:width="4.7868in" fo:margin-left="1.6479in" fo:margin-right="0.4903in" table:align="margins"/>
    </style:style>
    <style:style style:name="Errors.A" style:family="table-column">
      <style:table-column-properties style:column-width="0.5097in" style:rel-column-width="734*"/>
    </style:style>
    <style:style style:name="Errors.B" style:family="table-column">
      <style:table-column-properties style:column-width="4.2722in" style:rel-column-width="6152*"/>
    </style:style>
    <style:style style:name="Erro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Errors.B1" style:family="table-cell">
      <style:table-cell-properties fo:padding="0.0382in" fo:border="0.0007in solid #000000"/>
    </style:style>
    <style:style style:name="Errors.A2" style:family="table-cell">
      <style:table-cell-properties fo:padding="0.0382in" fo:border-left="0.0007in solid #000000" fo:border-right="none" fo:border-top="none" fo:border-bottom="0.0007in solid #000000"/>
    </style:style>
    <style:style style:name="Error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-0.0382in" fo:margin-right="-0.0016in" fo:text-align="start" style:justify-single-word="false" fo:text-indent="0in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tego Version 1.0 </text:p>
      <text:p text:style-name="P2">User Manual</text:p>
      <text:p text:style-name="P2"/>
      <text:p text:style-name="P3"/>
      <text:p text:style-name="P4">What is it:</text:p>
      <text:p text:style-name="P3"/>
      <text:p text:style-name="P3"><text:tab/>Stego ver. 1.0 is a program written in C++ using Qt4 as the front end. <text:s/>It has the ability to embed data in .jpg/.jpeg, .gif, .png and .tiff file formats. <text:s/>It comes in two versions, stegoX and stego. <text:s/>Stego is the command line version that can be run from any console in the Linux/Unix environment. <text:s/>StegoX requires Qt and Xorg or compatible version to be installed. <text:s/>Any moder Linux workstation should be able to handle it.</text:p>
      <text:p text:style-name="P3"/>
      <text:p text:style-name="P3">Please note, that the program looks in the current working directory and needs read and write permissions to that directory. <text:s/>If the user has no write permissions to cwd, the program may error out.</text:p>
      <text:p text:style-name="P3"/>
      <text:p text:style-name="P3">It will also create a logfile. <text:s/>log.txt which will write log all actions taken by the program.</text:p>
      <text:p text:style-name="P3"/>
      <text:p text:style-name="P5">Usage:</text:p>
      <text:p text:style-name="P3"/>
      <text:p text:style-name="P3"><text:tab/>Stego 1.0 has 2 modes, whether in gui (Graphical User Interface) or cli (Command Line Interface) the user has 2 basic steps that one can do. <text:s/>Either embed a file, or extract one. <text:s/></text:p>
      <text:p text:style-name="P3"/>
      <text:p text:style-name="P3"><text:tab/>Please note, no default values are assumed, you must enter all parameters required. <text:s/>If any parameters are omitted, the program will not execute.</text:p>
      <text:p text:style-name="P3"/>
      <text:p text:style-name="P6">CLI:</text:p>
      <text:p text:style-name="P3"/>
      <text:p text:style-name="P3"><text:tab/>Embed:</text:p>
      <text:p text:style-name="P3"><text:tab/><text:tab/>stego –input input.jpg –output output.jpg <text:s/>-- secret_file.txt</text:p>
      <text:p text:style-name="P3"/>
      <text:p text:style-name="P3"><text:tab/><text:tab/>This will embed secret_file.txt into input.jpg without corrupting the image data. <text:s/>The file</text:p>
      <text:p text:style-name="P3"><text:tab/><text:tab/>output.jpg will look exactly like input.jpg to the average joe.</text:p>
      <text:p text:style-name="P3"/>
      <text:p text:style-name="P3"><text:tab/>Extract:</text:p>
      <text:p text:style-name="P3"><text:tab/><text:tab/>stego –extract <text:s/>image.txt </text:p>
      <text:p text:style-name="P3"/>
      <text:p text:style-name="P3"><text:tab/><text:tab/>This will extract the file name, file size, and write it out the current working directory.</text:p>
      <text:p text:style-name="P3"><text:tab/><text:tab/>If no image is found, it will error out.</text:p>
      <text:p text:style-name="P3"/>
      <text:p text:style-name="P6">GUI:</text:p>
      <text:p text:style-name="P3"/>
      <text:p text:style-name="P3"><text:tab/>Choose the tab for the action you wish to perform. <text:s/>Embed Data or Extract Data. <text:s/>The Embed Data has 3 actions which should be performed in order. <text:s/>Once valid input is received for each step, the next button is enabled.</text:p>
      <text:p text:style-name="P3"/>
      <text:p text:style-name="P3"><text:tab/>Embed:</text:p>
      <text:p text:style-name="P3"><text:tab/><text:tab/>Click on the Load Input Image to select the image you wish to use as a template.</text:p>
      <text:p text:style-name="P3"><text:tab/><text:tab/>Click on the Choose An Output Image to select the location and name of the image <text:tab/><text:tab/><text:tab/><text:tab/>you'd wish to write out to.</text:p>
      <text:p text:style-name="P3"><text:tab/><text:tab/>Click on the Choose Data to Embed to select the data file you wish to hide inside the <text:tab/><text:tab/><text:tab/><text:tab/>image.</text:p>
      <text:p text:style-name="P3"><text:tab/><text:tab/></text:p>
      <text:p text:style-name="P3"><text:tab/><text:tab/>Once all data has been entered, the Execute button is enabled and you can click it to run <text:tab/><text:tab/><text:tab/>the process. <text:s/>Once the execute button is pressed, it will process the request, if any errors <text:tab/><text:tab/><text:tab/>arise, it will prompt you with the error code received. <text:s/>If everything works smoothly, <text:tab/><text:tab/><text:tab/>the user will be prompted if he would like to perform another task.</text:p>
      <text:p text:style-name="P3"/>
      <text:p text:style-name="P3"><text:tab/>Extract:</text:p>
      <text:p text:style-name="P3"/>
      <text:p text:style-name="P3"><text:tab/><text:tab/>Click on “Open File” to select the image file you wish to extract the data from. </text:p>
      <text:p text:style-name="P3"><text:tab/><text:tab/>Click on “Execute” to run the program. <text:s/>It will extract the data or throw out an error if <text:tab/><text:tab/><text:tab/><text:tab/>no file can be extract from this image.</text:p>
      <text:p text:style-name="P3"/>
      <text:p text:style-name="P3"/>
      <text:p text:style-name="P5">Errors:</text:p>
      <text:p text:style-name="P3"/>
      <table:table table:name="Errors" table:style-name="Errors">
        <table:table-column table:style-name="Errors.A"/>
        <table:table-column table:style-name="Errors.B"/>
        <table:table-row>
          <table:table-cell table:style-name="Errors.A1" office:value-type="string">
            <text:p text:style-name="P7">2</text:p>
          </table:table-cell>
          <table:table-cell table:style-name="Errors.B1" office:value-type="string">
            <text:p text:style-name="P7">Invalid Parameters were passed in.</text:p>
          </table:table-cell>
        </table:table-row>
        <table:table-row>
          <table:table-cell table:style-name="Errors.A2" office:value-type="string">
            <text:p text:style-name="P7">3</text:p>
          </table:table-cell>
          <table:table-cell table:style-name="Errors.B2" office:value-type="string">
            <text:p text:style-name="P7">Cannot open or create file.</text:p>
          </table:table-cell>
        </table:table-row>
        <table:table-row>
          <table:table-cell table:style-name="Errors.A2" office:value-type="string">
            <text:p text:style-name="P7">4</text:p>
          </table:table-cell>
          <table:table-cell table:style-name="Errors.B2" office:value-type="string">
            <text:p text:style-name="P7">Embedded content was not detected in image. <text:s/>Image does not contain embedded content or a different program was used to embed data.</text:p>
          </table:table-cell>
        </table:table-row>
        <table:table-row>
          <table:table-cell table:style-name="Errors.A2" office:value-type="string">
            <text:p text:style-name="P7">5</text:p>
          </table:table-cell>
          <table:table-cell table:style-name="Errors.B2" office:value-type="string">
            <text:p text:style-name="P8"><text:s/>File type mismatch. <text:s/>Both input and output image files must be of the same type.</text:p>
          </table:table-cell>
        </table:table-row>
        <table:table-row>
          <table:table-cell table:style-name="Errors.A2" office:value-type="string">
            <text:p text:style-name="P7">6</text:p>
          </table:table-cell>
          <table:table-cell table:style-name="Errors.B2" office:value-type="string">
            <text:p text:style-name="P7">Input and output files are the same file. <text:s/>Please choose a new name for the output file.</text:p>
          </table:table-cell>
        </table:table-row>
        <table:table-row>
          <table:table-cell table:style-name="Errors.A2" office:value-type="string">
            <text:p text:style-name="P7">7</text:p>
          </table:table-cell>
          <table:table-cell table:style-name="Errors.B2" office:value-type="string">
            <text:p text:style-name="P7">Invalid image type detected.</text:p>
          </table:table-cell>
        </table:table-row>
        <table:table-row>
          <table:table-cell table:style-name="Errors.A2" office:value-type="string">
            <text:p text:style-name="P7">-999</text:p>
          </table:table-cell>
          <table:table-cell table:style-name="Errors.B2" office:value-type="string">
            <text:p text:style-name="P7">Could not activate exec button. <text:s/>Please ensure that you've followed instructions. <text:s/>If that is the case, please contact the developer to fix the logic error.</text:p>
          </table:table-cell>
        </table:table-row>
      </table:table>
      <text:p text:style-name="P3"/>
      <text:p text:style-name="P5">Final Cost Estimate Analysis:</text:p>
      <text:p text:style-name="P3"/>
      <text:p text:style-name="P3">Research:</text:p>
      <text:p text:style-name="P3"/>
      <text:p text:style-name="P3"><text:tab/>Total hours spent on research and testing various attributes of the image format exceeded the expectations. <text:s/>Around 45 hours were spend on research and reading RFC image format documents.</text:p>
      <text:p text:style-name="P3"/>
      <text:p text:style-name="P3">Design:</text:p>
      <text:p text:style-name="P3"/>
      <text:p text:style-name="P3"><text:tab/>Total hours spent on design was around 25 hours. <text:s/>Although the image format specs were available, several unforeseen factors came into play. <text:s/>The EOF tag that most image formats use is not consistent. <text:s/>ie. <text:s/>09DF is the hex byte of a jpeg file marking the end of file. <text:s/>But that eof marker also occurs within the file, hence for our usage, the initial idea to use the RFC specs information could not be applied. <text:s/>Essentially doubling the amount of time spent on the Design phase.</text:p>
      <text:p text:style-name="P3"/>
      <text:p text:style-name="P3">Implementation:</text:p>
      <text:p text:style-name="P3"><text:tab/></text:p>
      <text:p text:style-name="P3"><text:tab/>Code and implementation accounted for the vast majority of the human hours spent on this project. <text:s/>72.35 hours were spent in coding and implementation. <text:s/>A good bit of it was taking into account all foreseeable erroneous inputs that the use might have entered. <text:s/>Also, the customer changed their requirement at the last minute (requiring a GUI) which forced a good bit more coding hours to be put in at the last minute.</text:p>
      <text:p text:style-name="P3"/>
      <text:p text:style-name="P3">Documentation:</text:p>
      <text:p text:style-name="P3"/>
      <text:p text:style-name="P3"><text:tab/>Documentation was over-estimated. <text:s/>The need to document the project was not as highly time-consuming as initially thought. <text:s/>Only 5 hours were spent for documentation. <text:s/></text:p>
      <text:p text:style-name="P3"/>
      <text:p text:style-name="P3">In conclusion, most items were underestimated, while a few were over-estimated: </text:p>
      <text:p text:style-name="P3"/>
      <text:p text:style-name="P3">Total man hours that were required to complete this project is: <text:s/>147.35 <text:s/>hours</text:p>
      <text:p text:style-name="P3">Original estimate was: <text:s text:c="2"/><text:tab/><text:tab/><text:tab/><text:tab/><text:tab/> <text:s text:c="6"/>131 hours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Gothic" svg:font-family="Gothic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Gothic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Samir Faci</meta:initial-creator>
    <meta:creation-date>2006-12-02T18:52:48</meta:creation-date>
    <dc:creator>Samir Faci</dc:creator>
    <dc:date>2006-12-03T22:42:22</dc:date>
    <dc:language>en-US</dc:language>
    <meta:editing-cycles>10</meta:editing-cycles>
    <meta:editing-duration>PT1H28M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4" meta:paragraph-count="57" meta:word-count="811" meta:character-count="4689"/>
  </office:meta>
</office:document-meta>
</file>